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äyttötapaukset</text:p>
      <text:p text:style-name="Standard"/>
      <text:p text:style-name="P1">Kirjautumattoman käyttäjän käyttötapaukset</text:p>
      <text:p text:style-name="Standard"/>
      <text:p text:style-name="Standard">Reseptien haku &amp; selaus</text:p>
      <text:p text:style-name="Standard"/>
      <text:p text:style-name="Standard">Käyttäjä voi hakea eri hakusanoilla reseptejä ja tarkastella niitä lähemmin. Kirjautumaton käyttäjä näkee kommentit ja arviot, mutta ei voi itse kommentoida tai arvioida reseptejä. </text:p>
      <text:p text:style-name="Standard"/>
      <text:p text:style-name="Standard">Tunnuksen luominen</text:p>
      <text:p text:style-name="Standard"/>
      <text:p text:style-name="Standard">Käyttäjä syöttää haluamansa nimimerkin, salasanan ja salasanan varmistuksen. Jos käyttäjätunnus on vapaa ja salasana riittävän pitkä ja yhtäläinen varmistuksen kanssa, tunnus on luotu onnistuneesti, käyttäjä siirtyy etusivulle ja tunnuksen luomisesta tulee ilmoitus sivun ylälaitaan.</text:p>
      <text:p text:style-name="Standard"/>
      <text:p text:style-name="Standard">Kirjautuminen</text:p>
      <text:p text:style-name="Standard"/>
      <text:p text:style-name="Standard">käyttäjä syöttää aiemmin luodun tunnuksen ja salasanansa ja vaihtaa tilansa kirjautuneeksi käyttäjäksi, jos käyttäjätunnus ja salasana täsmäävät.</text:p>
      <text:p text:style-name="Standard"/>
      <text:p text:style-name="P1">Kirjautuneen käyttäjän toiminnot</text:p>
      <text:p text:style-name="P1"/>
      <text:p text:style-name="P2">Reseptin lisäys</text:p>
      <text:p text:style-name="P2"/>
      <text:p text:style-name="P2">Käyttäjä voi lisätä uudedn reseptin kaavakkeella. Jos resepti täyttää kaikki vaatimukset (ei puuttuvia kenttiä), resepti tallennetaan tietokantaan. Jos ei, käyttäjälle tulee siitä ilmoitus ja käyttäjä palaa reseptin luontisivulle.</text:p>
      <text:p text:style-name="P2"/>
      <text:p text:style-name="P2">Reseptin kommentointi </text:p>
      <text:p text:style-name="P2"/>
      <text:p text:style-name="P2">Käyttäjä voi lisätä mihin tahansa reseptiin lyhyen kommentin.</text:p>
      <text:p text:style-name="P2"/>
      <text:p text:style-name="P2">Reseptin arviointi</text:p>
      <text:p text:style-name="P2"/>
      <text:p text:style-name="P2">Käyttäjä voi arvioida muun käyttäjän luoman reseptin. Reseptejä arvioidaan ennalta määrätyllä skaalalla. Kukin käyttäjä voi arvioida yhden reseptin vain kerran, mutta arvosanaansa voi muuttaa. </text:p>
      <text:p text:style-name="Standard"/>
      <text:p text:style-name="Standard">Reseptin poisto</text:p>
      <text:p text:style-name="Standard"/>
      <text:p text:style-name="Standard">käyttäjä voi poistaa itse lisäämiään reseptejä. Painettuaan poistonappia käyttäjältä varmistetaan, että hän valmasti haluaa poistaa reseptin.</text:p>
      <text:p text:style-name="Standard"/>
      <text:p text:style-name="Standard">Uloskirjautuminen</text:p>
      <text:p text:style-name="Standard"/>
      <text:p text:style-name="Standard">painamalla kirjaudu ulos -nappia käyttäjä vaihtaa tilansa kirjautumattomaksi käyttäjäk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pi </meta:initial-creator>
    <meta:creation-date>2013-08-08T18:10:23</meta:creation-date>
    <dc:date>2013-08-08T18:21:57</dc:date>
    <dc:creator>Topi </dc:creator>
    <meta:editing-duration>P0D</meta:editing-duration>
    <meta:editing-cycles>1</meta:editing-cycles>
    <meta:document-statistic meta:table-count="0" meta:image-count="0" meta:object-count="0" meta:page-count="1" meta:paragraph-count="19" meta:word-count="183" meta:character-count="1554" meta:non-whitespace-character-count="1386"/>
    <meta:generator>LibreOffice/3.5$Linux_X86_64 LibreOffice_project/350m1$Build-2</meta:generator>
  </office:meta>
</office:document-meta>
</file>